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C0F0000110DC331D1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874in" svg:y="-0.7854in" svg:width="8.2681in" svg:height="11.6909in" draw:z-index="0"><draw:image xlink:href="Pictures/1000000100000C0F0000110DC331D1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1:39:03.088000000</meta:creation-date>
    <meta:print-date>2025-05-09T21:41:59.015000000</meta:print-date>
    <dc:date>2025-05-12T17:16:19.573000000</dc:date>
    <meta:editing-duration>PT13H38M15S</meta:editing-duration>
    <meta:editing-cycles>2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